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rier, monospace"/>
    <style:font-face style:name="OpenSymbol" svg:font-family="OpenSymbol"/>
    <style:font-face style:name="Tahoma" svg:font-family="Tahoma"/>
    <style:font-face style:name="monospace" svg:font-family="monospace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bla8" style:family="table">
      <style:table-properties style:width="17.999cm" table:align="margins" fo:keep-with-next="always"/>
    </style:style>
    <style:style style:name="Tabla8.A" style:family="table-column">
      <style:table-column-properties style:column-width="3.607cm" style:rel-column-width="13133*"/>
    </style:style>
    <style:style style:name="Tabla8.B" style:family="table-column">
      <style:table-column-properties style:column-width="4.233cm" style:rel-column-width="15413*"/>
    </style:style>
    <style:style style:name="Tabla8.C" style:family="table-column">
      <style:table-column-properties style:column-width="10.158cm" style:rel-column-width="36989*"/>
    </style:style>
    <style:style style:name="Tabla8.A1" style:family="table-cell">
      <style:table-cell-properties fo:background-color="#80808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C1" style:family="table-cell">
      <style:table-cell-properties fo:background-color="#808080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able_20_Heading">
      <style:text-properties fo:color="#ffffff"/>
    </style:style>
    <style:style style:name="P4" style:family="paragraph" style:parent-style-name="Table_20_index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5" style:family="paragraph" style:parent-style-name="Heading_20_3">
      <style:text-properties fo:font-style="normal" style:font-style-asian="normal" style:font-style-complex="normal"/>
    </style:style>
    <style:style style:name="P6" style:family="paragraph" style:parent-style-name="Código">
      <style:text-properties fo:font-style="normal" style:font-style-asian="normal" style:font-style-complex="normal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style="normal" officeooo:paragraph-rsid="00035b29" style:font-style-asian="normal" style:font-style-complex="normal"/>
    </style:style>
    <style:style style:name="P9" style:family="paragraph" style:parent-style-name="Text_20_body">
      <style:text-properties fo:font-variant="normal" fo:text-transform="none" fo:color="#000000" style:font-name="Courier New" fo:font-size="10.5pt" fo:letter-spacing="normal" fo:font-style="normal" fo:font-weight="normal" officeooo:paragraph-rsid="00035b29" style:font-style-asian="normal" style:font-style-complex="normal"/>
    </style:style>
    <style:style style:name="P10" style:family="paragraph" style:parent-style-name="Text_20_body">
      <style:text-properties officeooo:paragraph-rsid="00035b29"/>
    </style:style>
    <style:style style:name="P11" style:family="paragraph" style:parent-style-name="Text_20_body">
      <style:text-properties officeooo:paragraph-rsid="0004d586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1" style:master-page-name="HTML">
      <style:paragraph-properties style:page-number="auto"/>
    </style:style>
    <style:style style:name="P14" style:family="paragraph" style:parent-style-name="Footnote">
      <style:text-properties officeooo:paragraph-rsid="00063d2a"/>
    </style:style>
    <style:style style:name="P15" style:family="paragraph" style:parent-style-name="Contents_20_1">
      <style:paragraph-properties>
        <style:tab-stops>
          <style:tab-stop style:position="17.999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7.5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ódigo">
      <style:text-properties officeooo:paragraph-rsid="00035b29"/>
    </style:style>
    <style:style style:name="P19" style:family="paragraph" style:parent-style-name="Código">
      <style:text-properties officeooo:paragraph-rsid="0004d58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35b29" style:font-style-asian="italic" style:font-style-complex="italic"/>
    </style:style>
    <style:style style:name="T3" style:family="text">
      <style:text-properties fo:font-style="italic" officeooo:rsid="0004d586" style:font-style-asian="italic" style:font-style-complex="italic"/>
    </style:style>
    <style:style style:name="T4" style:family="text">
      <style:text-properties fo:font-style="italic" officeooo:rsid="00063d2a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23ce0" style:font-style-asian="normal" style:font-style-complex="normal"/>
    </style:style>
    <style:style style:name="T7" style:family="text">
      <style:text-properties fo:font-style="normal" officeooo:rsid="00035b29" style:font-style-asian="normal" style:font-style-complex="normal"/>
    </style:style>
    <style:style style:name="T8" style:family="text">
      <style:text-properties fo:font-style="normal" officeooo:rsid="0004d586" style:font-style-asian="normal" style:font-style-complex="normal"/>
    </style:style>
    <style:style style:name="T9" style:family="text">
      <style:text-properties fo:font-style="normal" officeooo:rsid="00063d2a" style:font-style-asian="normal" style:font-style-complex="normal"/>
    </style:style>
    <style:style style:name="T10" style:family="text">
      <style:text-properties officeooo:rsid="00023ce0"/>
    </style:style>
    <style:style style:name="T11" style:family="text">
      <style:text-properties officeooo:rsid="00035b29"/>
    </style:style>
    <style:style style:name="T12" style:family="text">
      <style:text-properties fo:font-variant="normal" fo:text-transform="none" fo:color="#000000" style:font-name="monospace" fo:font-size="9.75pt" fo:letter-spacing="normal" fo:font-style="normal" fo:font-weight="normal" officeooo:rsid="00035b29" style:font-style-asian="normal" style:font-style-complex="normal"/>
    </style:style>
    <style:style style:name="T13" style:family="text">
      <style:text-properties fo:font-variant="normal" fo:text-transform="none" fo:color="#000000" style:font-name="Courier New" fo:font-size="10.5pt" fo:letter-spacing="normal" fo:font-style="normal" fo:font-weight="normal" officeooo:rsid="00035b29" style:font-style-asian="normal" style:font-style-complex="normal"/>
    </style:style>
    <style:style style:name="T14" style:family="text">
      <style:text-properties officeooo:rsid="0004d586"/>
    </style:style>
    <style:style style:name="T15" style:family="text">
      <style:text-properties officeooo:rsid="00063d2a"/>
    </style:style>
    <style:style style:name="T16" style:family="text">
      <style:text-properties style:text-position="super 58%" fo:font-style="normal" officeooo:rsid="0004d586" style:font-style-asian="normal" style:font-style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6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bookmark-start text:name="__RefHeading__4261_714434732"/>ANEXO V: MANUALES<text:bookmark-end text:name="__RefHeading__4261_714434732"/></text:h>
      <text:p text:style-name="Text_20_body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5"><text:a xlink:type="simple" xlink:href="#__RefHeading__4261_714434732" text:style-name="Index_20_Link" text:visited-style-name="Index_20_Link">ANEXO V: MANUALES<text:tab/>1</text:a></text:p>
          <text:p text:style-name="P16"><text:a xlink:type="simple" xlink:href="#__RefHeading__6175_714434732" text:style-name="Index_20_Link" text:visited-style-name="Index_20_Link">Introducción<text:tab/>3</text:a></text:p>
          <text:p text:style-name="P16"><text:a xlink:type="simple" xlink:href="#__RefHeading__6177_714434732" text:style-name="Index_20_Link" text:visited-style-name="Index_20_Link">Manual de instalación de Hadoop<text:tab/>4</text:a></text:p>
          <text:p text:style-name="P17"><text:a xlink:type="simple" xlink:href="#__RefHeading__8635_714434732" text:style-name="Index_20_Link" text:visited-style-name="Index_20_Link">Configuración de Hadoop para ejecución en un solo nodo (modo pseudo-distribuido)<text:tab/>4</text:a></text:p>
          <text:p text:style-name="P16"><text:a xlink:type="simple" xlink:href="#__RefHeading__8637_714434732" text:style-name="Index_20_Link" text:visited-style-name="Index_20_Link">Referencias<text:tab/>6</text:a></text:p>
        </text:index-body>
      </text:table-of-content>
      <text:p text:style-name="Text_20_body"/>
      <text:p text:style-name="P2">Lista de versiones del documento:</text:p>
      <table:table table:name="Tabla8" table:style-name="Tabla8">
        <table:table-column table:style-name="Tabla8.A"/>
        <table:table-column table:style-name="Tabla8.B"/>
        <table:table-column table:style-name="Tabla8.C"/>
        <table:table-header-rows>
          <table:table-row>
            <table:table-cell table:style-name="Tabla8.A1" office:value-type="string">
              <text:p text:style-name="P3">Fecha</text:p>
            </table:table-cell>
            <table:table-cell table:style-name="Tabla8.A1" office:value-type="string">
              <text:p text:style-name="P3">Número de versión</text:p>
            </table:table-cell>
            <table:table-cell table:style-name="Tabla8.C1" office:value-type="string">
              <text:p text:style-name="P3">Descripción</text:p>
            </table:table-cell>
          </table:table-row>
        </table:table-header-rows>
        <table:table-row>
          <table:table-cell table:style-name="Tabla8.A2" office:value-type="string">
            <text:p text:style-name="P1">27/12/2012</text:p>
          </table:table-cell>
          <table:table-cell table:style-name="Tabla8.B2" office:value-type="string">
            <text:p text:style-name="P1">1.0</text:p>
          </table:table-cell>
          <table:table-cell table:style-name="Tabla8.C2" office:value-type="string">
            <text:p text:style-name="P1">Versión inicial</text:p>
          </table:table-cell>
        </table:table-row>
      </table:table>
      <text:p text:style-name="Table">Tabla <text:sequence text:ref-name="refTable0" text:name="Table" text:formula="ooow:Table+1" style:num-format="1">1</text:sequence>: Lista de versiones del documento</text:p>
      <text:p text:style-name="Text_20_body"/>
      <text:table-index text:style-name="Sect1" text:protected="true" text:name="Índice de tablas1">
        <text:table-index-source text:caption-sequence-name="Table" text:caption-sequence-format="text">
          <text:index-title-template text:style-name="Table_20_index_20_heading">Índice de tablas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Índice de tablas1_Head">
            <text:p text:style-name="Table_20_index_20_heading">Índice de tablas</text:p>
          </text:index-title>
          <text:p text:style-name="P4">Tabla 1: Lista de versiones del documento<text:tab/>2</text:p>
        </text:index-body>
      </text:table-index>
      <text:p text:style-name="Text_20_body"/>
      <text:p text:style-name="Text_20_body"/>
      <text:illustration-index text:style-name="Sect1" text:protected="true" text:name="Índice de ilustraciones1">
        <text:illustration-index-source text:caption-sequence-name="Illustration" text:caption-sequence-format="text">
          <text:index-title-template text:style-name="Illustration_20_Index_20_Heading">Índice de ilustracione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Índice de ilustraciones1_Head">
            <text:p text:style-name="Illustration_20_Index_20_Heading">Índice de ilustraciones</text:p>
          </text:index-title>
        </text:index-body>
      </text:illustration-index>
      <text:p text:style-name="Text_20_body"/>
      <text:h text:style-name="P12" text:outline-level="2"><text:bookmark-start text:name="__RefHeading__6175_714434732"/>Introducción<text:bookmark-end text:name="__RefHeading__6175_714434732"/></text:h>
      <text:p text:style-name="Text_20_body">Este anexo tiene por objeto servir de guía de instalación y manejo de la aplicación para cualquier usuario, administrador o desarrollador. Se detallan el proceso de instalación de Hadoop, del sistema desarrollado y de la aplicación cliente, así como el proceso básico de ejecución de un ciclo CBR por parte de los distintos usuario y, la administración del sistema.</text:p>
      <text:p text:style-name="Text_20_body">También se incluye, en el <text:bookmark-ref text:reference-format="text" text:ref-name="__RefHeading__6177_714434732">Manual de instalación de Hadoop</text:bookmark-ref>, una lista de requisitos hardware y software necesarios para el funcionamiento tanto del cliente como de los nodos Hadoop.</text:p>
      <text:h text:style-name="Heading_20_2" text:outline-level="2"><text:bookmark-start text:name="__RefHeading__6177_714434732"/>Manual de instalación de Hadoop<text:bookmark-end text:name="__RefHeading__6177_714434732"/></text:h>
      <text:p text:style-name="Text_20_body">Hadoop requiere de un entorno Linux para funcionar en modo cluster. También aparece Microsoft Windows como alternativa de desarrollo, pero no de producción <text:bookmark-ref text:reference-format="number-all-superior" text:ref-name="__RefNumPara__6179_714434732">[1]</text:bookmark-ref>. Asimismo, Hadoop requiere de un entorno de ejecución Java para funcionar, preferiblemente el JRE oficial de Oracle a partir de la versión 1.6 <text:bookmark-ref text:reference-format="number-all-superior" text:ref-name="__RefNumPara__6181_714434732">[2]</text:bookmark-ref>, y dos herramientas que suelen venir incluidas en la mayoría de distribuciones Linux: <text:span text:style-name="T1">ssh</text:span> (y el demonio <text:span text:style-name="T1">sshd</text:span> en ejecución) y <text:span text:style-name="T1">rsync</text:span>.</text:p>
      <text:p text:style-name="Text_20_body">Una vez instaladas las dependencias, se puede descargar un paquete de Hadoop desde su página de descargas <text:bookmark-ref text:reference-format="number-all-superior" text:ref-name="__RefNumPara__6183_714434732">[3]</text:bookmark-ref>. <text:span text:style-name="T10">Para la versión utilizada en este proyecto, 1.0.4 (o cualquiera de la serie 1.0.x)</text:span>, puede encontrarse un fichero <text:span text:style-name="T1">.tar.gz</text:span><text:span text:style-name="T5"> para extraerlo en el directorio que se desee, un paquete </text:span><text:span text:style-name="T1">.deb</text:span><text:span text:style-name="T5"> (para las distribuciones Linux basadas en Debian) </text:span><text:span text:style-name="T6">y un</text:span><text:span text:style-name="T5"> </text:span><text:span text:style-name="T1">.rpm</text:span><text:span text:style-name="T5"> (para las basadas en Red Hat). Para instalarlo, en el primer caso sólo hará falta extraer el contenido del fichero en una carpeta a elección del administrador; en el segundo, ejecutar el comando apropiado para el paquete elegido:</text:span></text:p>
      <text:p text:style-name="P6"># dpkg -i hadoop-<text:span text:style-name="T10">1.0.4</text:span>.deb</text:p>
      <text:p text:style-name="P6"># rpm -i hadoop-<text:span text:style-name="T10">1.0.4</text:span>.rpm</text:p>
      <text:h text:style-name="P5" text:outline-level="3"><text:bookmark-start text:name="__RefHeading__8635_714434732"/>Configuración de Hadoop <text:span text:style-name="T11">para ejecución en un solo nodo </text:span><text:span text:style-name="T14">(modo pseudo-distribuido)</text:span><text:bookmark-end text:name="__RefHeading__8635_714434732"/></text:h>
      <text:p text:style-name="Text_20_body"><text:span text:style-name="T5">La configuración de Hadoop se lleva a cabo en un directorio que varía según el método usado para instalarlo. Si se usó la opción del fichero </text:span><text:span text:style-name="T1">.tar.gz</text:span><text:span text:style-name="T5">, todos los ficheros requeridos por Hadoop estarán dentro del directorio donde fue extraído, con lo que el directorio de configuración será el directorio </text:span><text:span text:style-name="T1">conf/</text:span><text:span text:style-name="T5"> dentro del anterior.</text:span></text:p>
      <text:p text:style-name="Text_20_body"><text:span text:style-name="T5">Si se usó la opción del paquete de instalación, como todas las aplicaciones instaladas de esta forma, tendrá su directorio de configuración dentro del directorio </text:span><text:span text:style-name="T1">/etc</text:span><text:span text:style-name="T5">, probablemente en </text:span><text:span text:style-name="T1">/etc/hadoop</text:span><text:span text:style-name="T5">.</text:span></text:p>
      <text:p text:style-name="P8"><text:span text:style-name="T11">Lo siguiente será crear tres nuevos archivos xml en el directorio de configuración, con los siguientes contenidos:</text:span></text:p>
      <text:p text:style-name="P10"><text:span text:style-name="T13">core-site.xml</text:span></text:p>
      <text:p text:style-name="P18"><text:span text:style-name="T12">&lt;configuration&gt;</text:span></text:p>
      <text:p text:style-name="P18"><text:span text:style-name="T12"><text:s text:c="5"/>&lt;property&gt;</text:span></text:p>
      <text:p text:style-name="P18"><text:span text:style-name="T12"><text:s text:c="9"/>&lt;name&gt;fs.default.name&lt;/name&gt;</text:span></text:p>
      <text:p text:style-name="P18"><text:span text:style-name="T12"><text:s text:c="9"/>&lt;value&gt;hdfs://localhost:9000&lt;/value&gt;</text:span></text:p>
      <text:p text:style-name="P18"><text:span text:style-name="T12"><text:s text:c="5"/>&lt;/property&gt;</text:span></text:p>
      <text:p text:style-name="P18"><text:span text:style-name="T12">&lt;/configuration&gt;</text:span></text:p>
      <text:p text:style-name="P18"><text:span text:style-name="T12"/></text:p>
      <text:p text:style-name="P9"><text:span text:style-name="T11">hdfs-site.xml</text:span></text:p>
      <text:p text:style-name="P18"><text:span text:style-name="T11">&lt;configuration&gt;</text:span></text:p>
      <text:p text:style-name="P18"><text:span text:style-name="T11"><text:s text:c="5"/>&lt;property&gt;</text:span></text:p>
      <text:p text:style-name="P18"><text:span text:style-name="T11"><text:s text:c="9"/>&lt;name&gt;dfs.replication&lt;/name&gt;</text:span></text:p>
      <text:p text:style-name="P18"><text:span text:style-name="T11"><text:s text:c="9"/>&lt;value&gt;1&lt;/value&gt;</text:span></text:p>
      <text:p text:style-name="P18"><text:span text:style-name="T11"><text:s text:c="5"/>&lt;/property&gt;</text:span></text:p>
      <text:p text:style-name="P18"><text:span text:style-name="T11">&lt;/configuration&gt;</text:span></text:p>
      <text:p text:style-name="P18"><text:span text:style-name="T11"/></text:p>
      <text:p text:style-name="P9"><text:span text:style-name="T11">mapred-site.xml</text:span></text:p>
      <text:p text:style-name="P18"><text:span text:style-name="T11">&lt;configuration&gt;</text:span></text:p>
      <text:p text:style-name="P18"><text:soft-page-break/><text:span text:style-name="T11"><text:s text:c="5"/>&lt;property&gt;</text:span></text:p>
      <text:p text:style-name="P18"><text:span text:style-name="T11"><text:s text:c="9"/>&lt;name&gt;mapred.job.tracker&lt;/name&gt;</text:span></text:p>
      <text:p text:style-name="P18"><text:span text:style-name="T11"><text:s text:c="9"/>&lt;value&gt;localhost:9001&lt;/value&gt;</text:span></text:p>
      <text:p text:style-name="P18"><text:span text:style-name="T11"><text:s text:c="5"/>&lt;/property&gt;</text:span></text:p>
      <text:p text:style-name="P18"><text:span text:style-name="T11">&lt;/configuration&gt;</text:span></text:p>
      <text:p text:style-name="P18"><text:span text:style-name="T11"/></text:p>
      <text:p text:style-name="P10"><text:span text:style-name="T11">Después hace falta que el demonio </text:span><text:span text:style-name="T2">sshd</text:span><text:span text:style-name="T7"> acepte conexiones entrantes del usuario que vaya a utilizar hadoop sin pedir contraseña. Para ello, habrá que ejecutar los dos comandos siguientes:</text:span></text:p>
      <text:p text:style-name="P18"><text:span text:style-name="T7">$ ssh-keygen -t dsa -P '' -f ~/.ssh/id_dsa </text:span></text:p>
      <text:p text:style-name="P18"><text:span text:style-name="T7">$ cat ~/.ssh/id_dsa.pub &gt;&gt; ~/.ssh/authorized_keys</text:span></text:p>
      <text:p text:style-name="P10"><text:span text:style-name="T7">Y finalmente, formatear un nuevo sistema de ficheros distribuido e </text:span><text:span text:style-name="T8">iniciar todos los servicios requeridos por hadoop. Si se instaló desde un paquete </text:span><text:span text:style-name="T3">.tar.gz</text:span><text:span text:style-name="T8">:</text:span></text:p>
      <text:p text:style-name="P19"><text:span text:style-name="T8">$ bin/hadoop namenode -format</text:span><text:span text:style-name="T8"><text:note text:id="ftn0" text:note-class="footnote"><text:note-citation>1</text:note-citation><text:note-body><text:p text:style-name="P14"><text:span text:style-name="T15">Si en este paso hadoop da un error diciendo que el tamaño del montículo (heap) es demasiado pequeño inicialmente, hay que editar la variable $HADOOP_CLIENT_OPS del fichero de configuración </text:span><text:span text:style-name="T4">hadoop-env.sh</text:span><text:span text:style-name="T9">.</text:span></text:p></text:note-body></text:note></text:span></text:p>
      <text:p text:style-name="P19"><text:span text:style-name="T8">$ bin/start-all.sh</text:span></text:p>
      <text:p text:style-name="P11"><text:span text:style-name="T8">Y si se instaló desde un paquete </text:span><text:span text:style-name="T3">.deb</text:span><text:span text:style-name="T8"> o </text:span><text:span text:style-name="T3">.rpm</text:span><text:span text:style-name="T8">:</text:span></text:p>
      <text:p text:style-name="P19"><text:span text:style-name="T8">$ hadoop namenode -format</text:span><text:span text:style-name="T16"><text:note-ref text:note-class="footnote" text:reference-format="text" text:ref-name="ftn0">1</text:note-ref></text:span></text:p>
      <text:p text:style-name="P19"><text:span text:style-name="T8">$ /usr/sbin/start-all.sh</text:span></text:p>
      <text:p text:style-name="P11"><text:span text:style-name="T14">Una vez hecho esto, se puede acceder desde un navegador a las interfaces web de configuración del NameNode y del JobTracker a través de los puertos 50070 y 50030, respectivamente.</text:span></text:p>
      <text:p text:style-name="P11"><text:span text:style-name="T14">También se puede ejecutar un programa de ejemplo que cuenta las palabras que coinciden con una cierta expresión regular. Para ello, por ejemplo, copiaremos los ficheros .</text:span><text:span text:style-name="T3">xml</text:span><text:span text:style-name="T14"> del directorio de configuración de hadoop en una carpeta </text:span><text:span text:style-name="T3">input/</text:span><text:span text:style-name="T14"> de nuestra carpeta personal. Luego, copiaremos los ficheros de ejemplo al sistema de ficheros distribuido y ejecutaremos un </text:span><text:span text:style-name="T3">jar</text:span><text:span text:style-name="T14"> de ejemplo. En una instalación basada en el paquete </text:span><text:span text:style-name="T3">.tar.gz</text:span><text:span text:style-name="T8">:</text:span></text:p>
      <text:p text:style-name="P19"><text:span text:style-name="T8">$ bin/hadoop fs -put conf/ input/</text:span></text:p>
      <text:p text:style-name="P19"><text:span text:style-name="T8">$ bin/hadoop jar hadoop-examples-1.0.4.jar grep input output 'dfs[a-z.]+'</text:span></text:p>
      <text:p text:style-name="P11"><text:span text:style-name="T8">Y en una instalación de paquete </text:span><text:span text:style-name="T3">.deb</text:span><text:span text:style-name="T8"> o </text:span><text:span text:style-name="T3">.tar.gz</text:span><text:span text:style-name="T8">:</text:span></text:p>
      <text:p text:style-name="P19"><text:span text:style-name="T8">$ hadoop fs -put /etc/hadoop/ input/</text:span></text:p>
      <text:p text:style-name="P19"><text:span text:style-name="T8">$ hadoop jar /usr/share/hadoop/hadoop-examples-1.0.4.jar grep input output 'dfs[a-z.]+'</text:span></text:p>
      <text:p text:style-name="P11"><text:span text:style-name="T8">En este ejemplo, se analizaron todos los ficheros contenidos en </text:span><text:span text:style-name="T3">input/</text:span><text:span text:style-name="T8"> buscando palabras que empezasen por dfs. Para ver el resultado:</text:span></text:p>
      <text:p text:style-name="P19"><text:span text:style-name="T8">$ bin/hadoop fs -cat output/</text:span></text:p>
      <text:p text:style-name="P11"><text:span text:style-name="T8">O:</text:span></text:p>
      <text:p text:style-name="P19"><text:span text:style-name="T8">$ hadoop fs -cat output/</text:span></text:p>
      <text:p text:style-name="Text_20_body"><text:span text:style-name="T8"/></text:p>
      <text:h text:style-name="Heading_20_2" text:outline-level="2"><text:bookmark-start text:name="__RefHeading__8637_714434732"/>Referencias<text:bookmark-end text:name="__RefHeading__8637_714434732"/></text:h>
      <text:list xml:id="list400512902" text:style-name="L1">
        <text:list-item>
          <text:p text:style-name="P7"><text:bookmark-start text:name="__RefNumPara__6179_714434732"/><text:a xlink:type="simple" xlink:href="http://hadoop.apache.org/docs/r0.20.2/quickstart.html#Supported+Platforms">http://hadoop.apache.org/docs/r0.20.2/quickstart.html#Supported+Platforms</text:a><text:bookmark-end text:name="__RefNumPara__6179_714434732"/></text:p>
        </text:list-item>
        <text:list-item>
          <text:p text:style-name="P7"><text:bookmark-start text:name="__RefNumPara__6181_714434732"/><text:a xlink:type="simple" xlink:href="http://hadoop.apache.org/docs/r0.20.2/quickstart.html#Required+Software">http://hadoop.apache.org/docs/r0.20.2/quickstart.html#Required+Software</text:a><text:bookmark-end text:name="__RefNumPara__6181_714434732"/></text:p>
        </text:list-item>
        <text:list-item>
          <text:p text:style-name="P7"><text:bookmark-start text:name="__RefNumPara__6183_714434732"/><text:a xlink:type="simple" xlink:href="http://www.apache.org/dyn/closer.cgi/hadoop/core/">http://www.apache.org/dyn/closer.cgi/hadoop/core/</text:a><text:bookmark-end text:name="__RefNumPara__6183_714434732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ourier New" svg:font-family="'Courier New', Courier, monospace"/>
    <style:font-face style:name="OpenSymbol" svg:font-family="OpenSymbol"/>
    <style:font-face style:name="Tahoma" svg:font-family="Tahoma"/>
    <style:font-face style:name="monospace" svg:font-family="monospace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Droid Sans Fallback1" svg:font-family="'Droid Sans Fallback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cm" fo:margin-right="0cm" fo:margin-top="0cm" fo:margin-bottom="0.212cm" style:contextual-spacing="false" fo:line-height="150%" fo:text-align="justify" style:justify-single-word="false" fo:text-indent="0cm" style:auto-text-indent="true" style:page-number="auto" fo:background-color="transparent">
        <style:tab-stops/>
        <style:background-image/>
      </style:paragraph-properties>
      <style:text-properties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 style:vertical-align="middle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Times New Roman" fo:font-size="14pt" style:text-underline-style="solid" style:text-underline-width="auto" style:text-underline-color="font-color" fo:font-weight="normal" style:font-name-asian="ＭＳ Ｐ明朝" style:font-size-asian="14pt" style:font-weight-asian="bold" style:font-name-complex="Tahoma1" style:font-size-complex="14pt" style:font-weight-complex="bold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style:page-number="auto" fo:break-before="pag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style:page-number="auto" fo:break-before="pag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>
      <style:paragraph-properties fo:margin-top="0.21cm" fo:margin-bottom="0.409cm" style:contextual-spacing="false" fo:text-align="center" style:justify-single-word="false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ódigo" style:family="paragraph" style:parent-style-name="Text_20_body" style:master-page-name="">
      <style:paragraph-properties fo:margin="100%" fo:margin-left="1.3cm" fo:margin-right="1.3cm" fo:line-height="100%" fo:text-indent="0cm" style:auto-text-indent="true" style:page-number="auto"/>
      <style:text-properties style:font-name="DejaVu Sans Mono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1" fo:font-size="10pt" style:font-name-asian="Droid Sans Fallback1" style:font-size-asian="10pt" style:font-name-complex="DejaVu Sans Mono1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Landsca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7T11:47:25</meta:creation-date>
    <meta:editing-duration>PT22M6S</meta:editing-duration>
    <meta:editing-cycles>5</meta:editing-cycles>
    <meta:generator>LibreOffice/3.6$Linux_X86_64 LibreOffice_project/360m1$Build-3</meta:generator>
    <meta:initial-creator>Enrique Sainz Baixauli</meta:initial-creator>
    <dc:date>2013-01-17T11:55:25</dc:date>
    <dc:creator>Enrique Sainz Baixauli</dc:creator>
    <meta:document-statistic meta:table-count="1" meta:image-count="0" meta:object-count="0" meta:page-count="6" meta:paragraph-count="76" meta:word-count="758" meta:character-count="5305" meta:non-whitespace-character-count="4542"/>
    <meta:user-defined meta:name="Info 1"/>
    <meta:user-defined meta:name="Info 2"/>
    <meta:user-defined meta:name="Info 3"/>
    <meta:user-defined meta:name="Info 4"/>
  </office:meta>
</office:document-meta>
</file>